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style:text-position="super 58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2.5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65cm" svg:height="1.27cm" svg:x="8.86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cm" svg:height="1.27cm" svg:x="15.635cm" svg:y="1.1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905cm" svg:height="0.885cm" svg:x="2.87cm" svg:y="1.42cm">
          <draw:text-box>
            <text:p><text:span text:style-name="T1">SSF</text:span></text:p>
          </draw:text-box>
        </draw:frame>
        <draw:frame draw:style-name="gr2" draw:text-style-name="P2" draw:layer="layout" svg:width="4.664cm" svg:height="1.361cm" svg:x="8.901cm" svg:y="1.135cm">
          <draw:text-box>
            <text:p><text:span text:style-name="T1">Telscale CAMEL Gateway</text:span></text:p>
          </draw:text-box>
        </draw:frame>
        <draw:frame draw:style-name="gr2" draw:text-style-name="P2" draw:layer="layout" svg:width="4.664cm" svg:height="1.379cm" svg:x="15.701cm" svg:y="1.136cm">
          <draw:text-box>
            <text:p><text:span text:style-name="T1">3</text:span><text:span text:style-name="T2">rd</text:span><text:span text:style-name="T1"> Party</text:span></text:p>
            <text:p><text:span text:style-name="T1">Apploication</text:span></text:p>
          </draw:text-box>
        </draw:frame>
        <draw:line draw:style-name="gr3" draw:text-style-name="P1" draw:layer="layout" svg:x1="3.67cm" svg:y1="2.405cm" svg:x2="3.67cm" svg:y2="10.186cm">
          <text:p/>
        </draw:line>
        <draw:line draw:style-name="gr3" draw:text-style-name="P1" draw:layer="layout" svg:x1="11.17cm" svg:y1="2.405cm" svg:x2="11.17cm" svg:y2="10.136cm">
          <text:p/>
        </draw:line>
        <draw:line draw:style-name="gr3" draw:text-style-name="P1" draw:layer="layout" svg:x1="17.07cm" svg:y1="2.405cm" svg:x2="17.07cm" svg:y2="10.161cm">
          <text:p/>
        </draw:line>
        <draw:line draw:style-name="gr4" draw:text-style-name="P1" draw:layer="layout" svg:x1="3.672cm" svg:y1="4.91cm" svg:x2="11.16cm" svg:y2="4.91cm">
          <text:p/>
        </draw:line>
        <draw:frame draw:style-name="gr5" draw:text-style-name="P3" draw:layer="layout" svg:width="5.08cm" svg:height="1.039cm" svg:x="4.81cm" svg:y="3.971cm">
          <draw:text-box>
            <text:p><text:span text:style-name="T3">CAP </text:span></text:p>
            <text:p><text:span text:style-name="T3">INITIAL_DP_REQUEST</text:span></text:p>
          </draw:text-box>
        </draw:frame>
        <draw:line draw:style-name="gr4" draw:text-style-name="P1" draw:layer="layout" svg:x1="11.186cm" svg:y1="5.81cm" svg:x2="17.034cm" svg:y2="5.81cm">
          <text:p/>
        </draw:line>
        <draw:frame draw:style-name="gr5" draw:text-style-name="P3" draw:layer="layout" svg:width="5.434cm" svg:height="1.039cm" svg:x="12.43cm" svg:y="4.88cm">
          <draw:text-box>
            <text:p><text:span text:style-name="T3">HTTP POST Request</text:span></text:p>
            <text:p><text:span text:style-name="T3">with XML payload </text:span></text:p>
          </draw:text-box>
        </draw:frame>
        <draw:frame draw:style-name="gr6" draw:text-style-name="P3" draw:layer="layout" svg:width="3.645cm" svg:height="1.827cm" svg:x="16.945cm" svg:y="6.052cm">
          <draw:text-box>
            <text:p><text:span text:style-name="T3">Application gets new Session and </text:span></text:p>
            <text:p><text:span text:style-name="T3">maintains it till last response </text:span></text:p>
          </draw:text-box>
        </draw:frame>
        <draw:line draw:style-name="gr7" draw:text-style-name="P1" draw:layer="layout" svg:x1="11.186cm" svg:y1="8.01cm" svg:x2="17.06cm" svg:y2="8.01cm">
          <text:p/>
        </draw:line>
        <draw:frame draw:style-name="gr5" draw:text-style-name="P3" draw:layer="layout" svg:width="5.434cm" svg:height="1.039cm" svg:x="12.076cm" svg:y="6.946cm">
          <draw:text-box>
            <text:p><text:span text:style-name="T3">HTTP Response</text:span></text:p>
            <text:p><text:span text:style-name="T3"><text:s/></text:span><text:span text:style-name="T3">with XML payload </text:span></text:p>
          </draw:text-box>
        </draw:frame>
        <draw:line draw:style-name="gr7" draw:text-style-name="P1" draw:layer="layout" svg:x1="3.672cm" svg:y1="8.41cm" svg:x2="11.16cm" svg:y2="8.41cm">
          <text:p/>
        </draw:line>
        <draw:frame draw:style-name="gr5" draw:text-style-name="P3" draw:layer="layout" svg:width="6.984cm" svg:height="1.039cm" svg:x="4.041cm" svg:y="7.376cm">
          <draw:text-box>
            <text:p><text:span text:style-name="T3">CAP </text:span></text:p>
            <text:p><text:span text:style-name="T3">CONTINUE_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2-06-18T11:55:59</meta:creation-date>
    <dc:date>2013-04-19T19:34:09</dc:date>
    <dc:creator>Amit Bhayani</dc:creator>
    <meta:editing-duration>PT42M33S</meta:editing-duration>
    <meta:editing-cycles>39</meta:editing-cycles>
    <meta:generator>LibreOffice/3.5$Linux_X86_64 LibreOffice_project/350m1$Build-2</meta:generator>
    <meta:document-statistic meta:object-count="18"/>
  </office:meta>
</office:document-meta>
</file>